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en" fo:country="US"/>
    </style:style>
    <style:style style:name="T2"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vid <text:span text:style-name="T1">“Horang”</text:span><text:span text:style-name="T2"> Lespine</text:span></text:p>
      <text:p text:style-name="Standard"><text:span text:style-name="T2"/></text:p>
      <text:p text:style-name="Standard"><text:span text:style-name="T2">Depuis tout petit je suis intéressé par le fonctionnement des intelligences artificielles, en particulier celles des films ou livres de science-fiction. C'est donc tout naturellement que je me tourné vers l'informatique au lycée. J'ai commencé à programmer en terminale avec la spécialité ISN. C'est là que j'ai pus confirmer mon intérêt pour l'informatique. En ISN j'ai appris le JAVA, le HTML et le CSS et j'ai pus participer à deux projet de groupe, l'un consistant à créer un site internet et le second à faire un jeu de carte, sur console, en java. Étant très enthousiasmé par ce que j'apprenais, j'ai alors décidé d'entrer à Epita afin de pouvoir aller plus loin dans ce domaine (et peut-être un jour enfin créer Hal9000). Ce projet est donc l'occasion de mettre en pratique ce que j'apprends cette année. J'espère également approfondir mes connaissances et acquérir une bonne expérience de travail de groupe. Ayant été désigné chef de projet je compte aussi améliorer mes compétences de domination des esprits faibles, dont j'aurai besoin dans ma vi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spine</meta:initial-creator>
    <meta:creation-date>2015-01-14T22:46:11.33</meta:creation-date>
    <meta:document-statistic meta:table-count="0" meta:image-count="0" meta:object-count="0" meta:page-count="1" meta:paragraph-count="2" meta:word-count="177" meta:character-count="1087"/>
    <dc:date>2015-01-14T23:20:29.53</dc:date>
    <dc:creator>David Lespine</dc:creator>
    <meta:editing-duration>PT3M16S</meta:editing-duration>
    <meta:editing-cycles>1</meta:editing-cycles>
    <meta:generator>OpenOffice/4.0.1$Win32 OpenOffice.org_project/401m5$Build-9714</meta:generator>
  </office:meta>
</office:document-meta>
</file>